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/></text:span></text:p>
      <text:p text:style-name="P1"><text:span text:style-name="T2">FULL HOUSE -<text:s/></text:span><text:span text:style-name="T3">Revista digital de poker en español</text:span><draw:frame text:anchor-type="as-char" svg:width="38.36mm" svg:height="56.36mm" style:rel-width="scale" style:rel-height="scale"><draw:object-ole xlink:href="OleObj1"/><draw:image xlink:href="ObjectReplacements/OleObj1"/></draw:frame><text:span text:style-name="T3"/></text:p>
      <text:p text:style-name="P2"><text:span text:style-name="T3"/></text:p>
      <text:p text:style-name="P3"><text:span text:style-name="T3"/></text:p>
      <text:p text:style-name="P3"><text:span text:style-name="T4">"Cada carta cuenta, cada estrategia brilla"</text:span><text:span text:style-name="T5"/></text:p>
      <text:p text:style-name="P3"><text:span text:style-name="T5">La revista se presentará como una publicación digital tipo revista interactiva, con un diseño atractivo y fácil de navegar. Apostaremos por una experiencia de lectura cómoda y agradable, adaptada a dispositivos móviles y tabletas, con secciones bien diferenciadas y un diseño visualmente atractivo.</text:span></text:p>
      <text:p text:style-name="P3"><text:span text:style-name="T6">Posicionamiento de la marca</text:span><text:span text:style-name="T7"/></text:p>
      <text:p text:style-name="P3"><text:span text:style-name="T8">La marca Full House pretende posicionarse como una referencia en el mundo del poker hispanohablante, ofreciendo un contenido de calidad, análisis profundo y un enfoque fresco y joven. Buscaremos ser reconocidos como una revista de autoridad y fiabilidad en la información del poker, apelando tanto a jugadores veteranos como principiantes.</text:span></text:p>
      <text:p text:style-name="P3"><text:span text:style-name="T8">La marca se distinguirá por su compromiso con el juego responsable, fomentando una imagen ética en el ámbito del poker, promoviendo la diversión y entretenimiento dentro de un marco de responsabilidad social.</text:span></text:p>
      <text:p text:style-name="P3"><text:span text:style-name="T9">Estrategia de comunicación, promoción y monetización</text:span><text:span text:style-name="T10"/></text:p>
      <text:p text:style-name="P3"><text:span text:style-name="T11">Nuestra estrategia de comunicación y promoción se enfocará principalmente en las redes sociales, especialmente en Instagram, X y Facebook. Allí interactuaremos con nuestra audiencia, compartiremos contenido relevante, promocionaremos nuestros artículos y mantendremos una presencia activa para crear una comunidad en línea alrededor de la marca Full House.</text:span></text:p>
      <text:p text:style-name="P3"><text:span text:style-name="T11">Una vez establecida como referente en el sector, se tratará de establecer un sistema de monetización basada en anunciantes. Se prestará especial atención a las casas de juego online como potenciales socios, ya que se trata de los actores de mayor volumen dentro del sector.</text:span></text:p>
      <text:p text:style-name="P3"><text:span text:style-name="T11"/></text:p>
      <text:p text:style-name="P3"><text:span text:style-name="T11"/></text:p>
      <text:p text:style-name="P3"><text:span text:style-name="T12">FULL HOUSE -<text:s/></text:span><text:span text:style-name="T13">Revista digital de poker en español</text:span></text:p>
      <text:p text:style-name="P3"><text:span text:style-name="T14"/></text:p>
      <text:p text:style-name="P3"><text:span text:style-name="T15">Miembros:</text:span></text:p>
      <text:list text:style-name="L4">
        <text:list-item>
          <text:p text:style-name="P4"><text:span text:style-name="T16">Vitaliy Popovych</text:span></text:p>
        </text:list-item>
        <text:list-item>
          <text:p text:style-name="P4"><text:span text:style-name="T16">Ian Eloy Harrison Romero</text:span></text:p>
        </text:list-item>
        <text:list-item>
          <text:p text:style-name="P4"><text:span text:style-name="T16">Ricardo Harrison Romero</text:span></text:p>
        </text:list-item>
      </text:list>
      <text:p text:style-name="P5"><text:span text:style-name="T16"/></text:p>
      <text:p text:style-name="P5"><text:span text:style-name="T17">Grupo:</text:span></text:p>
      <text:p text:style-name="P5"><text:span text:style-name="T18">Empresa e inicitiva emprendedora - DAM2V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